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S Shell DLg" svg:font-family="'MS Shell DLg'"/>
    <style:font-face style:name="MS Shell Dlg" svg:font-family="'MS Shell Dlg'"/>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448in" fo:margin-right="1.9583in" fo:text-indent="0in" style:auto-text-indent="false" style:text-autospace="none"/>
      <style:text-properties style:use-window-font-color="true" style:font-name="Verdana" fo:font-size="12pt" style:font-name-asian="Arial1" style:font-size-asian="12pt" style:font-name-complex="Arial1" style:font-size-complex="12pt"/>
    </style:style>
    <style:style style:name="P2" style:family="paragraph" style:parent-style-name="Standard">
      <style:paragraph-properties fo:margin-left="0.448in" fo:margin-right="1.9583in" fo:text-indent="0in" style:auto-text-indent="false" style:text-autospace="none">
        <style:tab-stops>
          <style:tab-stop style:position="0.3075in"/>
        </style:tab-stops>
      </style:paragraph-properties>
      <style:text-properties fo:color="#000000" style:font-name="Verdana" fo:font-size="12pt" style:font-name-asian="MS Shell Dlg" style:font-size-asian="12pt" style:font-name-complex="MS Shell Dlg" style:font-size-complex="12pt"/>
    </style:style>
    <style:style style:name="P3" style:family="paragraph" style:parent-style-name="Standard">
      <style:paragraph-properties fo:margin-left="0.448in" fo:margin-right="1.9583in" fo:text-indent="0in" style:auto-text-indent="false" style:text-autospace="none">
        <style:tab-stops>
          <style:tab-stop style:position="0.3075in"/>
        </style:tab-stops>
      </style:paragraph-properties>
      <style:text-properties fo:color="#000000" style:font-name="Verdana" fo:font-size="12pt" style:font-name-asian="MS Shell DLg" style:font-size-asian="12pt" style:font-name-complex="MS Shell DLg" style:font-size-complex="12pt"/>
    </style:style>
    <style:style style:name="P4" style:family="paragraph" style:parent-style-name="Standard">
      <style:paragraph-properties fo:margin-left="0.448in" fo:margin-right="1.9583in" fo:text-indent="0in" style:auto-text-indent="false" style:text-autospace="none"/>
      <style:text-properties fo:color="#000000" style:font-name="Verdana" fo:font-size="12pt" style:font-name-asian="MS Shell DLg" style:font-size-asian="12pt" style:font-name-complex="MS Shell DLg" style:font-size-complex="12pt"/>
    </style:style>
    <style:style style:name="P5" style:family="paragraph" style:parent-style-name="Standard">
      <style:paragraph-properties fo:margin-left="0.448in" fo:margin-right="1.9583in" fo:margin-top="0.0693in" fo:margin-bottom="0.0693in" fo:text-indent="0in" style:auto-text-indent="false" style:text-autospace="none">
        <style:tab-stops>
          <style:tab-stop style:position="0.3075in"/>
        </style:tab-stops>
      </style:paragraph-properties>
      <style:text-properties style:use-window-font-color="true" style:font-name="Verdana" fo:font-size="12pt" style:font-name-asian="MS Shell DLg" style:font-size-asian="12pt" style:font-name-complex="MS Shell DLg" style:font-size-complex="12pt"/>
    </style:style>
    <style:style style:name="P6" style:family="paragraph" style:parent-style-name="Standard">
      <style:paragraph-properties fo:margin-left="0.448in" fo:margin-right="1.9583in" fo:margin-top="0.0693in" fo:margin-bottom="0.0693in" fo:text-indent="0in" style:auto-text-indent="false" style:text-autospace="none">
        <style:tab-stops>
          <style:tab-stop style:position="0.3075in"/>
        </style:tab-stops>
      </style:paragraph-properties>
      <style:text-properties fo:color="#000000" style:font-name="Verdana" fo:font-size="12pt" style:font-name-asian="MS Shell DLg" style:font-size-asian="12pt" style:font-name-complex="MS Shell DLg" style:font-size-complex="12pt"/>
    </style:style>
    <style:style style:name="P7" style:family="paragraph" style:parent-style-name="Standard">
      <style:paragraph-properties fo:margin-left="0.448in" fo:margin-right="1.9583in" fo:margin-top="0.0693in" fo:margin-bottom="0.0693in" fo:text-indent="0in" style:auto-text-indent="false" style:text-autospace="none">
        <style:tab-stops>
          <style:tab-stop style:position="0.3075in"/>
        </style:tab-stops>
      </style:paragraph-properties>
      <style:text-properties fo:color="#000000" style:font-name="Verdana" fo:font-size="12pt" style:font-name-asian="MS Shell Dlg" style:font-size-asian="12pt" style:font-name-complex="MS Shell Dlg" style:font-size-complex="12pt"/>
    </style:style>
    <style:style style:name="P8" style:family="paragraph" style:parent-style-name="Standard">
      <style:paragraph-properties fo:margin-left="0.448in" fo:margin-right="1.9583in" fo:margin-top="0.0693in" fo:margin-bottom="0.0693in" fo:text-indent="0in" style:auto-text-indent="false" style:text-autospace="none">
        <style:tab-stops>
          <style:tab-stop style:position="0.3075in"/>
        </style:tab-stops>
      </style:paragraph-properties>
      <style:text-properties fo:color="#000000" style:font-name="Verdana" fo:font-size="12pt" style:font-name-asian="MS Shell Dlg" style:font-size-asian="12pt" style:font-name-complex="MS Shell Dlg"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think it might be interesting if for thirty seconds every year murder was completely legal. Rape too. Murder and mass rape for thirty seconds and then after the dust settles and the filth and chaos comes to a halt people can go on with their boring lives (assuming they were lucky enough to live). I think it would make the following news day more interesting. A real boost for ad revenue at least. And i bet the day before everyone would be really fucking nice to one other like were all supposed to be. <text:s/>That's where morals come from. <text:s/>We all get along as long as no ones anyone at that particular point in time.</text:p>
      <text:p text:style-name="P1"/>
      <text:p text:style-name="P1">Something that most people are unaware of is the fact that some people are much better at clapping than others. <text:s/>Some folks are terrible at clapping, missing the other hand, all quiet. <text:s/>I seen a guy who clapped louder and more symmetrically aligned than anyone. <text:s/>Unfortunately his talent only lead him to a life of drug abuse and risqué hand behavior. <text:s/>Such a waste. <text:s/>Thousands would have payed to see him live on stage, listen silently. Not a single clap between them.</text:p>
      <text:p text:style-name="P1"/>
      <text:p text:style-name="P1">When I get old, I'm going to buy a small lot of land. <text:s/>I'm going to take my lot and put up a few slides, a monkey bar set, a sandbox, and a swing set... And whenever I see a kid playing on my swing set, I'm gonna call the fucking police. Get off my private property you little shit! You goddamn little bastard! I'm going to sue you for trespassing. Didn't you see the sign behind the bush? <text:s/>Put the little delinquent in jail. I'm not too young to be bitter.</text:p>
      <text:p text:style-name="P1"/>
      <text:p text:style-name="P1">By a round of applause what day is it?</text:p>
      <text:p text:style-name="P1"/>
      <text:p text:style-name="P1">“At least it can't get any worse” says the main character. <text:s/>It instantly rains. <text:s/>Godzilla exits the subway station and sodomizes the main character's wife. <text:s/>Godzilla open's his mouth and on his toungh is the main character's boss. <text:s/>The main character is fired. <text:s/>The main character stubs his toe. <text:s/>He shoots himself.</text:p>
      <text:p text:style-name="P1"/>
      <text:p text:style-name="P2">I bought a pillowcase because my pillow got cold.</text:p>
      <text:p text:style-name="P2"/>
      <text:p text:style-name="P2"><text:soft-page-break/>If I ever come upon a shipwreck my first instinct would be to separate the flotsam from the jetsam.</text:p>
      <text:p text:style-name="P2"/>
      <text:p text:style-name="P2">I want to see an elephant with elephantiasis. It would be so fucking big! Look at that foot! It's the size of an elephant!</text:p>
      <text:p text:style-name="P2"/>
      <text:p text:style-name="P2">I don't feel good rating World Trade Center videos on Youtube. I mean is it really "Awesome"? But I feel like I'm disrespectful if I say it's "Nothing Special".</text:p>
      <text:p text:style-name="P2"/>
      <text:p text:style-name="P2">A crematorium sounds like an ice cream shop but I don't think I would eat anything i found there.</text:p>
      <text:p text:style-name="P2"/>
      <text:p text:style-name="P2">I seen a sign at a bus stop that said "Buses shut motors off". Try telling the driver. They are more easily persuaded through rhetoric than the average bus.</text:p>
      <text:p text:style-name="P2"/>
      <text:p text:style-name="P2">I seen a Walk-In clinic. I think a better idea is a Drive-Thru clinic. Pap smears through the window.</text:p>
      <text:p text:style-name="P2"/>
      <text:p text:style-name="P2">Whenever I hear Quantum Mechanics I think of a guy named Lou fixing a microscopic truck.</text:p>
      <text:p text:style-name="P2"/>
      <text:p text:style-name="P2">When blind people buy their food from vending machines, they cross their fingers for good luck.</text:p>
      <text:p text:style-name="P2"/>
      <text:p text:style-name="P3">When the public masturbating ninja struck, nobody seen him coming.</text:p>
      <text:p text:style-name="P3"/>
      <text:p text:style-name="P3">People try to put a real negative spin on rape but when you really think about it. raping is probably what kept humanity going through the ice age. If it weren't for raping do you really think we would be here today. Raping is a natural survival technique just like camouflage.</text:p>
      <text:p text:style-name="P3"/>
      <text:p text:style-name="P5">I seen a man on the bus with a leather bound book. I asked him, “hey what's with the book?”. <text:s/>He said, “It's a book of black magic. I'm well versed in the art of necromancy.” To which I replied “Yah, I'm pretty good at fucking dead people too.”</text:p>
      <text:p text:style-name="P4">Bonerfest 2009! The mightiest of the meats collide this Saturday at the Thunderdome! It's going to be a <text:soft-page-break/>mess!</text:p>
      <text:p text:style-name="P4"/>
      <text:p text:style-name="P6">It's come to my attention that if I was a rabbit and I found a $100 bill, I would probably just eat it. Man what a wasteful person I am...</text:p>
      <text:p text:style-name="P6">People born without arms look like they are growing tiny wings.</text:p>
      <text:p text:style-name="P7">Mariuanna, on trial:</text:p>
      <text:p text:style-name="P7">Exhibit A, your honor: It's totally cool. Exhibit B: Everyone is doing it.</text:p>
      <text:p text:style-name="P7">Comedy is all about good delivery. If I tell a joke too late, you get a free pizza.</text:p>
      <text:p text:style-name="P7">My shampoo bottle says rinse and repeat. However it did not say to eventually stop so I ran out of shampoo. I got caught in an infinite loop.</text:p>
      <text:p text:style-name="P7">Can cripples perform stand up comedy? Or is it more like lounge and joke.</text:p>
      <text:p text:style-name="P7">I want to get a barcode tattoo on my arm so that when you scan it's the same barcode thats on the back of a coke bottle. I don't know why I just think it would be worth it just to trip people out and save me a few seconds.</text:p>
      <text:p text:style-name="P7">Here's a cool work incentive for sweatshops: The first hoodie you make you get to keep!</text:p>
      <text:p text:style-name="P7">Theres something funny about the term sexual favours that I just can't put my finger on.</text:p>
      <text:p text:style-name="P7">Frankenstein the big scary Jew, Take his money and he'll come after you.</text:p>
      <text:p text:style-name="P7">Charles Bronson Basketball → <text:s/>3 pointers shooting from the hip everytime.</text:p>
      <text:p text:style-name="P7">The pen is mightier than the sword. <text:s/>Especially when it has a lot of hooks and barbs and is designed for eye gouging.</text:p>
      <text:p text:style-name="P7">The punishment for loitering should be forced to do something of <text:s/>at least mild importance with at least some haste involved.</text:p>
      <text:p text:style-name="P7"><text:soft-page-break/></text:p>
      <text:p text:style-name="P7">You'll never see a public service announcement with the Benny Hill Theme song.</text:p>
      <text:p text:style-name="P7">Visible minoritys---invisible minoritys</text:p>
      <text:p text:style-name="P7">Wedding filmed in scene girl style.....</text:p>
      <text:p text:style-name="P7">I want to hand in a resume soaked in tea with burnt edges.</text:p>
      <text:p text:style-name="P7">$ looks like S in jail.</text:p>
      <text:p text:style-name="P7">A deaf mute and a paralyzed blind person have no real chance of becoming friends.</text:p>
      <text:p text:style-name="P7">Frogs are just trying to get rabbits atten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S Shell DLg" svg:font-family="'MS Shell DLg'"/>
    <style:font-face style:name="MS Shell Dlg" svg:font-family="'MS Shell Dlg'"/>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olton Phillips</meta:initial-creator>
    <meta:creation-date>2009-04-28T21:18:45.65</meta:creation-date>
    <dc:date>2009-07-17T09:36:42.14</dc:date>
    <dc:creator>Colton Phillips</dc:creator>
    <meta:editing-duration>PT01H36M43S</meta:editing-duration>
    <meta:editing-cycles>19</meta:editing-cycles>
    <meta:generator>OpenOffice.org/3.0$Win32 OpenOffice.org_project/300m15$Build-9379</meta:generator>
    <meta:document-statistic meta:table-count="0" meta:image-count="0" meta:object-count="0" meta:page-count="4" meta:paragraph-count="39" meta:word-count="996" meta:character-count="5299"/>
    <meta:user-defined meta:name="Info 1"/>
    <meta:user-defined meta:name="Info 2"/>
    <meta:user-defined meta:name="Info 3"/>
    <meta:user-defined meta:name="Info 4"/>
  </office:meta>
</office:document-meta>
</file>